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20d" officeooo:paragraph-rsid="000b020d"/>
    </style:style>
    <style:style style:name="P2" style:family="paragraph" style:parent-style-name="Standard">
      <style:text-properties officeooo:rsid="000c2603" officeooo:paragraph-rsid="000c2603"/>
    </style:style>
    <style:style style:name="P3" style:family="paragraph" style:parent-style-name="Standard">
      <style:text-properties officeooo:rsid="000b020d" officeooo:paragraph-rsid="000b020d"/>
    </style:style>
    <style:style style:name="P4" style:family="paragraph" style:parent-style-name="Standard">
      <style:text-properties officeooo:rsid="000b020d" officeooo:paragraph-rsid="000d4f53"/>
    </style:style>
    <style:style style:name="P5" style:family="paragraph" style:parent-style-name="Standard">
      <style:text-properties officeooo:rsid="000d4f53" officeooo:paragraph-rsid="000b020d"/>
    </style:style>
    <style:style style:name="P6" style:family="paragraph" style:parent-style-name="Standard">
      <style:text-properties officeooo:rsid="000d4f53" officeooo:paragraph-rsid="000d4f53"/>
    </style:style>
    <style:style style:name="P7" style:family="paragraph" style:parent-style-name="Standard">
      <style:text-properties fo:font-size="10pt" officeooo:rsid="000b020d" officeooo:paragraph-rsid="000b020d" style:font-size-asian="10pt" style:font-size-complex="10pt"/>
    </style:style>
    <style:style style:name="P8" style:family="paragraph" style:parent-style-name="Standard">
      <style:text-properties officeooo:paragraph-rsid="000d4f53"/>
    </style:style>
    <style:style style:name="P9" style:family="paragraph" style:parent-style-name="Standard">
      <style:text-properties fo:font-size="11pt" officeooo:rsid="000d4f53" officeooo:paragraph-rsid="000d4f53" style:font-size-asian="11pt" style:font-size-complex="11pt"/>
    </style:style>
    <style:style style:name="P10" style:family="paragraph" style:parent-style-name="Standard">
      <style:text-properties fo:font-size="11pt" officeooo:rsid="000b020d" officeooo:paragraph-rsid="000b020d" style:font-size-asian="11pt" style:font-size-complex="11pt"/>
    </style:style>
    <style:style style:name="T1" style:family="text">
      <style:text-properties officeooo:rsid="000d4f53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officeooo:rsid="000d4f53" style:font-size-asian="12pt" style:font-size-complex="12pt"/>
    </style:style>
    <style:style style:name="T4" style:family="text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ıralama</text:p>
      <text:p text:style-name="P1"/>
      <text:p text:style-name="P1"/>
      <text:p text:style-name="P1">ros2 pkg create --build-type ament_python py_pubsub <text:s/><text:span text:style-name="T1">= ile py_pubsub adında bi paket oluşturduk.</text:span></text:p>
      <text:p text:style-name="P1"/>
      <text:p text:style-name="P1"/>
      <text:p text:style-name="P5">wget <text:a xlink:type="simple" xlink:href="https://raw.githubusercontent.com/ros2/examples/foxy/rclpy/topics/minimal_publisher/examples_rclpy_minimal_publisher/publisher_member_function.py" text:style-name="Internet_20_link" text:visited-style-name="Visited_20_Internet_20_Link">https://raw.githubusercontent.com/ros2/examples/foxy/rclpy/topics/minimal_publisher/examples_rclpy_minimal_publisher/publisher_member_function.py</text:a> <text:s/>= ile paket için gerekli kodları aldık.</text:p>
      <text:p text:style-name="P5"/>
      <text:p text:style-name="P5"/>
      <text:p text:style-name="P5"/>
      <text:p text:style-name="P6"><text:span text:style-name="Source_20_Text"><text:span text:style-name="T2">package.xml → e gidip </text:span></text:span></text:p>
      <text:p text:style-name="P6"><text:span text:style-name="Source_20_Text"><text:span text:style-name="T2"/></text:span></text:p>
      <text:p text:style-name="P6"><text:span text:style-name="Source_20_Text"><text:span text:style-name="T2">&lt;description&gt;Examples of minimal publisher/subscriber using rclpy&lt;/description&gt;</text:span></text:span></text:p>
      <text:p text:style-name="P5"><text:span text:style-name="Source_20_Text"><text:span text:style-name="T2">&lt;maintainer email="you@email.com"&gt;Your Name&lt;/maintainer&gt;</text:span></text:span></text:p>
      <text:p text:style-name="P5"><text:span text:style-name="Source_20_Text"><text:span text:style-name="T2">&lt;license&gt;Apache License 2.0&lt;/license&gt;</text:span></text:span></text:p>
      <text:p text:style-name="P5"><text:span text:style-name="Source_20_Text"><text:span text:style-name="T2"/></text:span></text:p>
      <text:p text:style-name="P6"><text:span text:style-name="Source_20_Text"><text:span text:style-name="T2">bilgileri güncelledik</text:span></text:span></text:p>
      <text:p text:style-name="P6"><text:span text:style-name="Source_20_Text"><text:span text:style-name="T2"/></text:span></text:p>
      <text:p text:style-name="P6"><text:span text:style-name="Source_20_Text"><text:span text:style-name="T2">güncellediğimiz bilgilerin altına </text:span></text:span></text:p>
      <text:p text:style-name="P6"><text:span text:style-name="Source_20_Text"><text:span text:style-name="T2"/></text:span></text:p>
      <text:p text:style-name="P6"><text:span text:style-name="Source_20_Text"><text:span text:style-name="T2">&lt;exec_depend&gt;rclpy&lt;/exec_depend&gt;</text:span></text:span></text:p>
      <text:p text:style-name="P6"><text:span text:style-name="Source_20_Text"><text:span text:style-name="T2">&lt;exec_depend&gt;std_msgs&lt;/exec_depend&gt;</text:span></text:span></text:p>
      <text:p text:style-name="P6"><text:span text:style-name="Source_20_Text"><text:span text:style-name="T2"/></text:span></text:p>
      <text:p text:style-name="P6"><text:span text:style-name="Source_20_Text"><text:span text:style-name="T2">kodlarını ekledik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6"><text:span text:style-name="Source_20_Text"><text:span text:style-name="T2">setup.py → e gidip bilgileri güncelledik</text:span></text:span></text:p>
      <text:p text:style-name="P6"><text:span text:style-name="Source_20_Text"><text:span text:style-name="T2"/></text:span></text:p>
      <text:p text:style-name="P6"><text:span text:style-name="Source_20_Text"><text:span text:style-name="T2">maintainer='YourName',</text:span></text:span></text:p>
      <text:p text:style-name="P6"><text:span text:style-name="Source_20_Text"><text:span text:style-name="T2">maintainer_email='you@email.com',</text:span></text:span></text:p>
      <text:p text:style-name="P6"><text:span text:style-name="Source_20_Text"><text:span text:style-name="T2">description='Examples of minimal publisher/subscriber using rclpy',</text:span></text:span></text:p>
      <text:p text:style-name="P6"><text:span text:style-name="Source_20_Text"><text:span text:style-name="T2">license='Apache License 2.0',</text:span></text:span></text:p>
      <text:p text:style-name="P7"/>
      <text:p text:style-name="P8"><text:span text:style-name="T3">bilgilerin altında bulunan <text:s/>‘</text:span><text:span text:style-name="Source_20_Text">console_scripts’ </text:span><text:span text:style-name="Source_20_Text"><text:span text:style-name="T1">etiketindeki ‘</text:span></text:span><text:span text:style-name="Source_20_Text">entry_points’</text:span></text:p>
      <text:p text:style-name="P8"><text:span text:style-name="Source_20_Text"><text:span text:style-name="T1">alanına </text:span></text:span></text:p>
      <text:p text:style-name="P8"><text:span text:style-name="Source_20_Text"/></text:p>
      <text:p text:style-name="P8"><text:span text:style-name="Source_20_Text"><text:span text:style-name="T4">entry_points={</text:span></text:span></text:p>
      <text:p text:style-name="P8"><text:span text:style-name="Source_20_Text"><text:span text:style-name="T4"><text:s text:c="8"/>'console_scripts': [</text:span></text:span></text:p>
      <text:p text:style-name="P8"><text:span text:style-name="Source_20_Text"><text:span text:style-name="T4"><text:s text:c="16"/>'talker = py_pubsub.publisher_member_function:main',</text:span></text:span></text:p>
      <text:p text:style-name="P8"><text:span text:style-name="Source_20_Text"><text:span text:style-name="T4"><text:s text:c="8"/>],</text:span></text:span></text:p>
      <text:p text:style-name="P8"><text:span text:style-name="Source_20_Text"><text:span text:style-name="T4">},</text:span></text:span></text:p>
      <text:p text:style-name="P10"/>
      <text:p text:style-name="P9">şeklinde ekleme yaptık</text:p>
      <text:p text:style-name="P9"/>
      <text:p text:style-name="P9"/>
      <text:p text:style-name="P9">yeni node oluşturmak için </text:p>
      <text:p text:style-name="P9"/>
      <text:p text:style-name="P9">wget <text:a xlink:type="simple" xlink:href="https://raw.githubusercontent.com/ros2/examples/foxy/rclpy/topics/minimal_subscriber/examples_rclpy_minimal_subscriber/subscriber_member_function.py" text:style-name="Internet_20_link" text:visited-style-name="Visited_20_Internet_20_Link">https://raw.githubusercontent.com/ros2/examples/foxy/rclpy/topics/minimal_subscriber/examples_rclpy_minimal_subscriber/subscriber_member_function.py</text:a></text:p>
      <text:p text:style-name="P9"/>
      <text:p text:style-name="P9">kodunu girdik</text:p>
      <text:p text:style-name="P9"/>
      <text:p text:style-name="P9"/>
      <text:p text:style-name="P9"/>
      <text:p text:style-name="P9"/>
      <text:p text:style-name="P9"/>
      <text:p text:style-name="P9"><text:soft-page-break/>setup.py ye gidip az önceki bölüme bir ekleme daha yaptık</text:p>
      <text:p text:style-name="P9"/>
      <text:p text:style-name="P9">entry_points={</text:p>
      <text:p text:style-name="P9"><text:s text:c="8"/>'console_scripts': [</text:p>
      <text:p text:style-name="P9"><text:s text:c="16"/>'talker = py_pubsub.publisher_member_function:main',</text:p>
      <text:p text:style-name="P9"><text:s text:c="16"/>'listener = py_pubsub.subscriber_member_function:main',</text:p>
      <text:p text:style-name="P9"><text:s text:c="8"/>],</text:p>
      <text:p text:style-name="P9">},</text:p>
      <text:p text:style-name="P1"/>
      <text:p text:style-name="P1"/>
      <text:p text:style-name="P4"><text:span text:style-name="T1">şu ana kadar yaptığımız işlemlerde bir eksik olup olmadığını anlamak için aşağıdaki kodu giriyoruz.</text:span></text:p>
      <text:p text:style-name="P4"><text:s/></text:p>
      <text:p text:style-name="P1"/>
      <text:p text:style-name="P1">rosdep install -i --from-path src --rosdistro foxy -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ÖNEMLİ KODLAR</text:p>
      <text:p text:style-name="P2"/>
      <text:p text:style-name="P2"/>
      <text:p text:style-name="P2">topic list</text:p>
      <text:p text:style-name="P2"/>
      <text:p text:style-name="P2"/>
      <text:p text:style-name="P2">param list</text:p>
      <text:p text:style-name="P2"/>
      <text:p text:style-name="P2"/>
      <text:p text:style-name="P2">ros interfac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8T20:10:09.187057216</meta:creation-date>
    <meta:editing-duration>PT5M</meta:editing-duration>
    <meta:editing-cycles>2</meta:editing-cycles>
    <meta:generator>LibreOffice/6.4.7.2$Linux_X86_64 LibreOffice_project/40$Build-2</meta:generator>
    <dc:date>2023-12-18T21:15:48.630296051</dc:date>
    <meta:document-statistic meta:table-count="0" meta:image-count="0" meta:object-count="0" meta:page-count="3" meta:paragraph-count="42" meta:word-count="145" meta:character-count="1686" meta:non-whitespace-character-count="1496"/>
  </office:meta>
</office:document-meta>
</file>